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729fcf" draw:textarea-horizontal-align="justify" draw:textarea-vertical-align="top" draw:auto-grow-height="false" fo:min-height="9.656cm" fo:min-width="16.964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2.388cm"/>
    </style:style>
    <style:style style:name="gr3" style:family="graphic" style:parent-style-name="standard">
      <style:graphic-properties draw:fill="solid" draw:fill-color="#eeeeee" draw:textarea-horizontal-align="justify" draw:textarea-vertical-align="top" draw:auto-grow-height="false" fo:min-height="6.735cm" fo:min-width="16.01cm"/>
    </style:style>
    <style:style style:name="gr4" style:family="graphic" style:parent-style-name="standard">
      <style:graphic-properties draw:fill="solid" draw:fill-color="#eeeeee" draw:textarea-horizontal-align="justify" draw:textarea-vertical-align="top" draw:auto-grow-height="false" fo:min-height="5.846cm" fo:min-width="16.01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0.639cm" fo:min-width="13.851cm" draw:shadow="visible" draw:shadow-opacity="50%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798cm" fo:min-width="6.358cm" draw:shadow="visible" draw:shadow-opacity="50%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0.639cm" fo:min-width="2.675cm" draw:shadow="visible" draw:shadow-opacity="50%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0.639cm" fo:min-width="13.724cm" draw:shadow="visible" draw:shadow-opacity="50%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0.639cm" fo:min-width="1.786cm" draw:shadow="visible" draw:shadow-opacity="50%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solid" draw:fill-color="#729fcf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 draw:fill-color="#eeeee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loext:graphic-properties draw:fill-color="#dddddd"/>
      <style:paragraph-properties fo:text-align="start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dddddd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464cm" svg:height="9.906cm" svg:x="1.889cm" svg:y="4.556cm">
          <text:p text:style-name="P1"><text:span text:style-name="T1">NOOXY Service Deamon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9.59cm" svg:height="2.638cm" svg:x="1cm" svg:y="1.029cm">
          <draw:text-box>
            <text:p text:style-name="P3">NOOXY Service Framework Architecture</text:p>
          </draw:text-box>
        </draw:frame>
        <draw:custom-shape draw:style-name="gr1" draw:text-style-name="P2" draw:layer="layout" svg:width="17.464cm" svg:height="9.906cm" svg:x="1.951cm" svg:y="16.367cm">
          <text:p text:style-name="P1"><text:span text:style-name="T1">NOOXY Service clien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6.51cm" svg:height="6.985cm" svg:x="2.397cm" svg:y="7.096cm">
          <text:p text:style-name="P1"><text:span text:style-name="T1">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6.51cm" svg:height="6.096cm" svg:x="2.397cm" svg:y="19.796cm">
          <text:p text:style-name="P1"><text:span text:style-name="T1">cor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4.351cm" svg:height="0.889cm" svg:x="3.54cm" svg:y="12.684cm">
          <text:p text:style-name="P1"><text:span text:style-name="T1">Kernel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858cm" svg:height="3.048cm" svg:x="3.54cm" svg:y="9.128cm">
          <text:p text:style-name="P7"><text:span text:style-name="T1">service 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75cm" svg:height="0.889cm" svg:x="14.589cm" svg:y="9.255cm">
          <text:p text:style-name="P1"><text:span text:style-name="T1">author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75cm" svg:height="0.889cm" svg:x="10.906cm" svg:y="10.779cm">
          <text:p text:style-name="P1"><text:span text:style-name="T1">authenticity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75cm" svg:height="0.889cm" svg:x="14.663cm" svg:y="10.805cm">
          <text:p text:style-name="P1"><text:span text:style-name="T1">conn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75cm" svg:height="0.889cm" svg:x="10.906cm" svg:y="9.255cm">
          <text:p text:style-name="P1"><text:span text:style-name="T1">method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224cm" svg:height="0.889cm" svg:x="3.54cm" svg:y="7.858cm">
          <text:p text:style-name="P1"><text:span text:style-name="T1">Service api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75cm" svg:height="0.889cm" svg:x="3.54cm" svg:y="5.699cm">
          <text:p text:style-name="P1"><text:span text:style-name="T1">Service 1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75cm" svg:height="0.889cm" svg:x="7.223cm" svg:y="5.699cm">
          <text:p text:style-name="P1"><text:span text:style-name="T1">Service 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75cm" svg:height="0.889cm" svg:x="10.906cm" svg:y="5.699cm">
          <text:p text:style-name="P1"><text:span text:style-name="T1">Service 3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75cm" svg:height="0.889cm" svg:x="14.589cm" svg:y="5.699cm">
          <text:p text:style-name="P1"><text:span text:style-name="T1">Service 4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224cm" svg:height="0.889cm" svg:x="3.54cm" svg:y="20.685cm">
          <text:p text:style-name="P1"><text:span text:style-name="T1">Client api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224cm" svg:height="0.889cm" svg:x="3.667cm" svg:y="17.129cm">
          <text:p text:style-name="P1"><text:span text:style-name="T1">Targ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75cm" svg:height="0.889cm" svg:x="3.667cm" svg:y="18.526cm">
          <text:p text:style-name="P1"><text:span text:style-name="T1">Service 1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75cm" svg:height="0.889cm" svg:x="14.716cm" svg:y="18.526cm">
          <text:p text:style-name="P1"><text:span text:style-name="T1">Shel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259cm" svg:height="0.889cm" svg:x="3.821cm" svg:y="9.89cm">
          <text:p text:style-name="P9"><text:span text:style-name="T2">Cross service </text:span></text:p>
          <text:p text:style-name="P9"><text:span text:style-name="T2">commun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.286cm" svg:height="0.889cm" svg:x="3.794cm" svg:y="11.107cm">
          <text:p text:style-name="P9"><text:span text:style-name="T2">Servie 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175cm" svg:height="0.889cm" svg:x="7.35cm" svg:y="18.526cm">
          <text:p text:style-name="P1"><text:span text:style-name="T1">Service 1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75cm" svg:height="0.889cm" svg:x="11.033cm" svg:y="18.526cm">
          <text:p text:style-name="P1"><text:span text:style-name="T1">Service 1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75cm" svg:height="0.889cm" svg:x="3.54cm" svg:y="21.955cm">
          <text:p text:style-name="P1"><text:span text:style-name="T1">conn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75cm" svg:height="0.889cm" svg:x="7.223cm" svg:y="21.955cm">
          <text:p text:style-name="P1"><text:span text:style-name="T1">author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75cm" svg:height="0.889cm" svg:x="10.906cm" svg:y="21.955cm">
          <text:p text:style-name="P1"><text:span text:style-name="T1">method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75cm" svg:height="0.889cm" svg:x="14.589cm" svg:y="21.955cm">
          <text:p text:style-name="P1"><text:span text:style-name="T1">authenticit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6:40:42.721302027</meta:creation-date>
    <dc:date>2018-03-08T17:22:16.847163389</dc:date>
    <meta:editing-duration>PT2M31S</meta:editing-duration>
    <meta:editing-cycles>1</meta:editing-cycles>
    <meta:document-statistic meta:object-count="28"/>
    <meta:generator>LibreOffice/6.0.2.1.0$Linux_X86_64 LibreOffice_project/00m0$Build-1</meta:generator>
  </office:meta>
</office:document-meta>
</file>